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200000010000176500002B22A2BE0AD7.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fo:min-height="0.893cm" fo:min-width="2.67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1cm" draw:marker-start-width="0.276cm" draw:marker-end-width="0.276cm" draw:textarea-horizontal-align="justify" draw:textarea-vertical-align="middle" draw:auto-grow-height="false" fo:min-height="0cm" fo:min-width="0cm" fo:padding-top="0.1cm" fo:padding-bottom="0.1cm" fo:padding-left="0.225cm" fo:padding-right="0.225cm" fo:wrap-option="no-wrap"/>
    </style:style>
    <style:style style:name="gr4" style:family="graphic" style:parent-style-name="objectwithoutfill">
      <style:graphic-properties draw:stroke="solid" draw:stroke-dash="Fine_20_Dashed_20__28_var_29_" draw:marker-end="Arrow" draw:marker-end-width="0.305cm" draw:fill="none" draw:textarea-vertical-align="middle"/>
    </style:style>
    <style:style style:name="gr5" style:family="graphic" style:parent-style-name="objectwithoutfill">
      <style:graphic-properties draw:stroke="solid" draw:stroke-dash="Fine_20_Dashed_20__28_var_29_" draw:marker-end="Arrow" draw:marker-end-width="0.3cm"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stroke="solid" draw:stroke-dash="Fine_20_Dashed_20__28_var_29_" svg:stroke-width="0.102cm" draw:marker-start="" draw:marker-start-width="0.305cm" draw:marker-end="Arrow" draw:marker-end-width="0.305cm" draw:fill="none" draw:textarea-vertical-align="middle"/>
    </style:style>
    <style:style style:name="gr8" style:family="graphic" style:parent-style-name="objectwithoutfill">
      <style:graphic-properties draw:stroke="solid" draw:stroke-dash="Fine_20_Dashed_20__28_var_29_" svg:stroke-width="0.102cm" draw:marker-start="Arrow" draw:marker-start-width="0.305cm" draw:fill="none" draw:textarea-vertical-align="middle"/>
    </style:style>
    <style:style style:name="gr9" style:family="graphic" style:parent-style-name="standard">
      <style:graphic-properties svg:stroke-width="0.051cm" svg:stroke-color="#000000" draw:marker-start-width="0.276cm" draw:marker-end-width="0.276cm" draw:textarea-horizontal-align="justify" draw:textarea-vertical-align="middle" draw:auto-grow-height="false" fo:padding-top="0.1cm" fo:padding-bottom="0.1cm" fo:padding-left="0.225cm" fo:padding-right="0.225cm"/>
    </style:style>
    <style:style style:name="gr10" style:family="graphic" style:parent-style-name="standard">
      <style:graphic-properties svg:stroke-width="0cm" draw:marker-start-width="0.2cm" draw:marker-end-width="0.2cm" draw:fill="solid" draw:fill-color="#cccccc" draw:textarea-horizontal-align="justify" draw:textarea-vertical-align="middle" draw:auto-grow-height="false" fo:padding-top="0.075cm" fo:padding-bottom="0.075cm" fo:padding-left="0.2cm" fo:padding-right="0.2cm"/>
    </style:style>
    <style:style style:name="gr11" style:family="graphic" style:parent-style-name="standard">
      <style:graphic-properties draw:stroke="none" svg:stroke-color="#000000" draw:fill="none" draw:fill-color="#ffffff" draw:textarea-horizontal-align="left" draw:auto-grow-height="true" draw:auto-grow-width="true" fo:min-height="1.703cm" fo:min-width="1.541cm"/>
    </style:style>
    <style:style style:name="gr12" style:family="graphic" style:parent-style-name="standard">
      <style:graphic-properties draw:stroke="none" svg:stroke-color="#000000" draw:fill="none" draw:fill-color="#ffffff" draw:textarea-horizontal-align="left" draw:auto-grow-height="true" draw:auto-grow-width="false" fo:min-height="0.804cm" fo:min-width="0.707cm"/>
    </style:style>
    <style:style style:name="gr13" style:family="graphic" style:parent-style-name="standard">
      <style:graphic-properties draw:stroke="none" svg:stroke-color="#000000" draw:fill="none" draw:fill-color="#ffffff" draw:textarea-horizontal-align="left" draw:auto-grow-height="true" draw:auto-grow-width="false" fo:min-height="0.818cm" fo:min-width="0.707cm"/>
    </style:style>
    <style:style style:name="gr14" style:family="graphic" style:parent-style-name="standard">
      <style:graphic-properties draw:stroke="none" svg:stroke-color="#000000" draw:fill="none" draw:fill-color="#ffffff" draw:textarea-horizontal-align="left" draw:auto-grow-height="true" draw:auto-grow-width="false" fo:min-height="0.716cm" fo:min-width="0.707cm"/>
    </style:style>
    <style:style style:name="gr15" style:family="graphic" style:parent-style-name="standard">
      <style:graphic-properties draw:stroke="none" svg:stroke-color="#000000" draw:fill="none" draw:fill-color="#ffffff" draw:textarea-horizontal-align="left" draw:auto-grow-height="true" draw:auto-grow-width="false" fo:min-height="0.829cm" fo:min-width="0.707cm"/>
    </style:style>
    <style:style style:name="gr16" style:family="graphic" style:parent-style-name="standard">
      <style:graphic-properties draw:stroke="solid" draw:stroke-dash="_32__20_Dots_20_1_20_Dash" svg:stroke-width="0.025cm" draw:marker-start-width="0.237cm" draw:marker-end-width="0.237cm" draw:textarea-horizontal-align="justify" draw:textarea-vertical-align="middle" draw:auto-grow-height="false" fo:padding-top="0.087cm" fo:padding-bottom="0.087cm" fo:padding-left="0.212cm" fo:padding-right="0.212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dash" draw:stroke-dash="Ultrafine_20_Dashed" svg:stroke-width="0.025cm" draw:marker-start-width="0.237cm" draw:marker-end-width="0.237cm" fo:min-height="0.788cm" fo:min-width="2.885cm" fo:padding-top="0.087cm" fo:padding-bottom="0.087cm" fo:padding-left="0.212cm" fo:padding-right="0.212cm"/>
    </style:style>
    <style:style style:name="gr19" style:family="graphic" style:parent-style-name="standard">
      <style:graphic-properties draw:stroke="dash" draw:stroke-dash="Ultrafine_20_Dashed" svg:stroke-width="0.025cm" draw:marker-start-width="0.237cm" draw:marker-end-width="0.237cm" fo:min-height="0cm" fo:min-width="1.275cm" fo:padding-top="0.087cm" fo:padding-bottom="0.087cm" fo:padding-left="0.212cm" fo:padding-right="0.212cm"/>
    </style:style>
    <style:style style:name="P1" style:family="paragraph">
      <style:paragraph-properties fo:text-align="center"/>
    </style:style>
    <style:style style:name="P2" style:family="paragraph">
      <style:paragraph-properties fo:text-align="center"/>
      <style:text-properties fo:font-size="15pt" fo:font-weight="normal" style:font-size-asian="15pt" style:font-weight-asian="normal" style:font-size-complex="15pt" style:font-weight-complex="normal"/>
    </style:style>
    <style:style style:name="P3" style:family="paragraph">
      <style:paragraph-properties fo:text-align="center"/>
      <style:text-properties fo:font-size="20pt" fo:font-weight="normal" style:font-size-asian="20pt" style:font-weight-asian="normal" style:font-size-complex="20pt" style:font-weight-complex="normal"/>
    </style:style>
    <style:style style:name="P4" style:family="paragraph">
      <style:text-properties fo:font-size="18pt" style:font-size-asian="18pt" style:font-size-complex="18pt"/>
    </style:style>
    <style:style style:name="P5" style:family="paragraph">
      <style:text-properties fo:font-style="italic" style:font-style-asian="italic" style:font-style-complex="italic"/>
    </style:style>
    <style:style style:name="T1" style:family="text">
      <style:text-properties fo:font-size="20pt" style:font-size-asian="20pt" style:font-size-complex="20pt"/>
    </style:style>
    <style:style style:name="T2" style:family="text">
      <style:text-properties fo:font-size="20pt" fo:font-weight="normal" style:font-size-asian="20pt" style:font-weight-asian="normal" style:font-size-complex="20pt" style:font-weight-complex="normal"/>
    </style:style>
    <style:style style:name="T3" style:family="text">
      <style:text-properties style:text-position="0% 100%" fo:font-size="20pt" fo:font-weight="normal" style:font-size-asian="20pt" style:font-weight-asian="normal" style:font-size-complex="20pt" style:font-weight-complex="normal"/>
    </style:style>
    <style:style style:name="T4" style:family="text">
      <style:text-properties style:text-position="-33% 58%" fo:font-size="15pt" fo:font-weight="normal" style:font-size-asian="15pt" style:font-weight-asian="normal" style:font-size-complex="15pt" style:font-weight-complex="normal"/>
    </style:style>
    <style:style style:name="T5" style:family="text">
      <style:text-properties fo:font-size="18pt" style:font-size-asian="18pt" style:font-size-complex="18pt"/>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173cm" svg:height="1.143cm" svg:x="3.627cm" svg:y="7.831cm">
          <text:p text:style-name="P1"><text:span text:style-name="T1">Ethernet</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3.173cm" svg:height="1.143cm" svg:x="8.009cm" svg:y="2.524cm">
          <text:p text:style-name="P1"><text:span text:style-name="T1">NAT</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3.173cm" svg:height="1.143cm" svg:x="3.627cm" svg:y="4.391cm">
          <text:p text:style-name="P1"><text:span text:style-name="T1">Routing</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3.173cm" svg:height="1.143cm" svg:x="3.628cm" svg:y="1.698cm">
          <text:p text:style-name="P1"><text:span text:style-name="T1">IPsec</text:span></text:p>
          <draw:enhanced-geometry svg:viewBox="0 0 21600 21600" draw:glue-points="10800 0 0 10800 10800 21600 21600 10800" draw:type="flowchart-process" draw:enhanced-path="M 0 0 L 21600 0 21600 21600 0 21600 0 0 Z N"/>
        </draw:custom-shape>
        <draw:frame draw:style-name="gr2" draw:text-style-name="P1" draw:layer="layout" svg:width="1.498cm" svg:height="2.768cm" svg:x="2.826cm" svg:y="11.387cm">
          <draw:image xlink:href="Pictures/200000010000176500002B22A2BE0AD7.svg" xlink:type="simple" xlink:show="embed" xlink:actuate="onLoad">
            <text:p/>
          </draw:image>
        </draw:frame>
        <draw:custom-shape draw:style-name="gr3" draw:text-style-name="P1" draw:layer="layout" svg:width="5.906cm" svg:height="1.969cm" svg:x="6.229cm" svg:y="11.425cm">
          <text:p text:style-name="P1">Webservi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curve" draw:line-skew="0.301cm" svg:x1="3.575cm" svg:y1="11.287cm" svg:x2="4.26cm" svg:y2="9.021cm" svg:d="m3575 11287c0-1623 685-490 685-2266" svg:viewBox="0 0 686 2267">
          <text:p/>
        </draw:connector>
        <draw:connector draw:style-name="gr5" draw:text-style-name="P1" draw:layer="layout" draw:type="line" svg:x1="4.258cm" svg:y1="7.811cm" svg:x2="4.26cm" svg:y2="5.652cm" svg:d="m4258 7811 2-2159" svg:viewBox="0 0 3 2160">
          <text:p/>
        </draw:connector>
        <draw:connector draw:style-name="gr5" draw:text-style-name="P1" draw:layer="layout" draw:type="line" svg:x1="4.185cm" svg:y1="4.429cm" svg:x2="4.188cm" svg:y2="2.821cm" svg:d="m4185 4429 3-1608" svg:viewBox="0 0 4 1609">
          <text:p/>
        </draw:connector>
        <draw:path draw:style-name="gr4" draw:text-style-name="P1" draw:layer="layout" svg:width="3.702cm" svg:height="1.298cm" draw:transform="skewX (-0.0235619449019234) rotate (-1.54252199291259) translate (3.79440954048385cm 2.7839634444056cm)" svg:viewBox="0 0 3703 1299" svg:d="m0 367c1316 1850 3665 376 3665 376l38-724-675-19">
          <text:p/>
        </draw:path>
        <draw:line draw:style-name="gr6" draw:text-style-name="P1" draw:layer="layout" svg:x1="2.991cm" svg:y1="3.222cm" svg:x2="2.737cm" svg:y2="3.603cm">
          <text:p/>
        </draw:line>
        <draw:line draw:style-name="gr6" draw:text-style-name="P1" draw:layer="layout" svg:x1="2.8cm" svg:y1="5.699cm" svg:x2="3.054cm" svg:y2="6.334cm">
          <text:p/>
        </draw:line>
        <draw:path draw:style-name="gr4" draw:text-style-name="P1" draw:layer="layout" svg:width="1.554cm" svg:height="1.743cm" draw:transform="skewX (0.112573736753634) rotate (1.50028502501433) translate (6.16599999611246cm 4.36499999928089cm)" svg:viewBox="0 0 1555 1744" svg:d="m0 0c1529 0 1555 1744 1555 1744">
          <text:p/>
        </draw:path>
        <draw:path draw:style-name="gr4" draw:text-style-name="P1" draw:layer="layout" svg:width="2.475cm" svg:height="0.384cm" draw:transform="skewX (0.218864288200089) rotate (-2.74906810481627) translate (9.08527398606825cm 4.07218543144747cm)" svg:viewBox="0 0 2476 385" svg:d="m0 385c654-837 2476-49 2476-49">
          <text:p/>
        </draw:path>
        <draw:connector draw:style-name="gr5" draw:text-style-name="P1" draw:layer="layout" draw:type="line" svg:x1="5.721cm" svg:y1="5.565cm" svg:x2="5.71cm" svg:y2="7.678cm" svg:d="m5721 5565-11 2113" svg:viewBox="0 0 12 2114">
          <text:p/>
        </draw:connector>
        <draw:connector draw:style-name="gr4" draw:text-style-name="P1" draw:layer="layout" draw:type="curve" svg:x1="5.699cm" svg:y1="9.035cm" svg:x2="6.864cm" svg:y2="11.679cm" svg:d="m5699 9035c0 1983 1165 661 1165 2644" svg:viewBox="0 0 1166 2645">
          <text:p/>
        </draw:connector>
        <draw:custom-shape draw:style-name="gr1" draw:text-style-name="P1" draw:layer="layout" svg:width="4.079cm" svg:height="1.143cm" svg:x="7.856cm" svg:y="7.841cm">
          <text:p text:style-name="P1"><text:span text:style-name="T1">Tun Device</text:span></text:p>
          <draw:enhanced-geometry svg:viewBox="0 0 21600 21600" draw:glue-points="10800 0 0 10800 10800 21600 21600 10800" draw:type="flowchart-process" draw:enhanced-path="M 0 0 L 21600 0 21600 21600 0 21600 0 0 Z N"/>
        </draw:custom-shape>
        <draw:path draw:style-name="gr7" draw:text-style-name="P1" draw:layer="layout" svg:width="3.006cm" svg:height="0.66cm" draw:transform="skewX (-0.561996019142174) rotate (-1.00129539186915) translate (7.1334403356642cm 4.67356739323356cm)" svg:viewBox="0 0 3007 661" svg:d="m0 661c1981-1466 3007-37 3007-37">
          <text:p/>
        </draw:path>
        <draw:path draw:style-name="gr8" draw:text-style-name="P1" draw:layer="layout" svg:width="3.877cm" svg:height="0.934cm" draw:transform="skewX (-0.234572251468038) rotate (-0.827809664220911) translate (7.33885856232049cm 4.20229157762184cm)" svg:viewBox="0 0 3878 935" svg:d="m0 935c2555-2073 3878-53 3878-53">
          <text:p/>
        </draw:path>
        <draw:custom-shape draw:style-name="gr9" draw:text-style-name="P1" draw:layer="layout" svg:width="2.233cm" svg:height="1.587cm" svg:x="0.695cm" svg:y="9.5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draw:layer="layout" svg:width="1.979cm" svg:height="0.698cm" svg:x="0.822cm" svg:y="10.297cm">
          <text:p text:style-name="P1"><text:span text:style-name="T2">v</text:span><text:span text:style-name="T3">→w</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 draw:text-style-name="P3" draw:layer="layout" svg:width="2.191cm" svg:height="1.953cm" svg:x="0.696cm" svg:y="9.371cm">
          <draw:text-box>
            <text:p text:style-name="P1"><text:span text:style-name="T3">d→m</text:span></text:p>
          </draw:text-box>
        </draw:frame>
        <draw:custom-shape draw:style-name="gr10" draw:text-style-name="P2" draw:layer="layout" svg:width="1.979cm" svg:height="0.698cm" svg:x="0.832cm" svg:y="2.079cm">
          <text:p text:style-name="P1"><text:span text:style-name="T2">v</text:span><text:span text:style-name="T3">→w</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draw:layer="layout" svg:width="1.979cm" svg:height="0.698cm" svg:x="6.928cm" svg:y="10.127cm">
          <text:p text:style-name="P1"><text:span text:style-name="T3">m→w</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draw:layer="layout" svg:width="1.979cm" svg:height="0.698cm" svg:x="9.813cm" svg:y="3.857cm">
          <text:p text:style-name="P1"><text:span text:style-name="T3">m→w</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draw:layer="layout" svg:width="1.979cm" svg:height="0.698cm" svg:x="9.676cm" svg:y="6.989cm">
          <text:p text:style-name="P1"><text:span text:style-name="T3">v'→w</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2" draw:text-style-name="P4" draw:layer="layout" svg:width="1.397cm" svg:height="1.054cm" svg:x="2.801cm" svg:y="9.229cm">
          <draw:text-box>
            <text:p><text:span text:style-name="T5">(1)</text:span></text:p>
          </draw:text-box>
        </draw:frame>
        <draw:frame draw:style-name="gr13" draw:text-style-name="P4" draw:layer="layout" svg:width="1.397cm" svg:height="1.068cm" svg:x="4.171cm" svg:y="5.9cm">
          <draw:text-box>
            <text:p><text:span text:style-name="T5">(2)</text:span></text:p>
          </draw:text-box>
        </draw:frame>
        <draw:frame draw:style-name="gr14" draw:text-style-name="P4" draw:layer="layout" svg:width="1.443cm" svg:height="0.966cm" svg:x="4.009cm" svg:y="3.058cm">
          <draw:text-box>
            <text:p><text:span text:style-name="T5">(3)</text:span></text:p>
          </draw:text-box>
        </draw:frame>
        <draw:frame draw:style-name="gr13" draw:text-style-name="P4" draw:layer="layout" svg:width="1.397cm" svg:height="1.068cm" svg:x="1.531cm" svg:y="3.043cm">
          <draw:text-box>
            <text:p><text:span text:style-name="T5">(4)</text:span></text:p>
          </draw:text-box>
        </draw:frame>
        <draw:frame draw:style-name="gr15" draw:text-style-name="P4" draw:layer="layout" svg:width="1.397cm" svg:height="1.079cm" svg:x="7.302cm" svg:y="6.667cm">
          <draw:text-box>
            <text:p><text:span text:style-name="T5">(5)</text:span></text:p>
          </draw:text-box>
        </draw:frame>
        <draw:frame draw:style-name="gr13" draw:text-style-name="P4" draw:layer="layout" svg:width="1.397cm" svg:height="1.068cm" svg:x="9.287cm" svg:y="6.084cm">
          <draw:text-box>
            <text:p><text:span text:style-name="T5">(6)</text:span></text:p>
          </draw:text-box>
        </draw:frame>
        <draw:frame draw:style-name="gr13" draw:text-style-name="P4" draw:layer="layout" svg:width="1.397cm" svg:height="1.068cm" svg:x="5.177cm" svg:y="3.095cm">
          <draw:text-box>
            <text:p><text:span text:style-name="T5">(7)</text:span></text:p>
          </draw:text-box>
        </draw:frame>
        <draw:frame draw:style-name="gr13" draw:text-style-name="P4" draw:layer="layout" svg:width="1.397cm" svg:height="1.068cm" svg:x="8.728cm" svg:y="3.639cm">
          <draw:text-box>
            <text:p><text:span text:style-name="T5">(8)</text:span></text:p>
          </draw:text-box>
        </draw:frame>
        <draw:frame draw:style-name="gr13" draw:text-style-name="P4" draw:layer="layout" svg:width="1.397cm" svg:height="1.068cm" svg:x="5.682cm" svg:y="6.452cm">
          <draw:text-box>
            <text:p><text:span text:style-name="T5">(9)</text:span></text:p>
          </draw:text-box>
        </draw:frame>
        <draw:frame draw:style-name="gr13" draw:text-style-name="P4" draw:layer="layout" svg:width="1.651cm" svg:height="1.068cm" svg:x="5.703cm" svg:y="9.25cm">
          <draw:text-box>
            <text:p><text:span text:style-name="T5">(10)</text:span></text:p>
          </draw:text-box>
        </draw:frame>
        <draw:custom-shape draw:style-name="gr16" draw:text-style-name="P1" draw:layer="layout" svg:width="3.683cm" svg:height="5.08cm" svg:x="3.352cm" svg:y="0.657cm">
          <text:p/>
          <draw:enhanced-geometry svg:viewBox="0 0 21600 21600" draw:type="rectangle" draw:enhanced-path="M 0 0 L 21600 0 21600 21600 0 21600 0 0 Z N"/>
        </draw:custom-shape>
        <draw:frame draw:style-name="gr17" draw:text-style-name="P5" draw:layer="layout" svg:width="3.135cm" svg:height="1.038cm" svg:x="3.747cm" svg:y="0.57cm">
          <draw:text-box>
            <text:p><text:span text:style-name="T6">IP Layer</text:span></text:p>
          </draw:text-box>
        </draw:frame>
        <draw:custom-shape draw:style-name="gr18" draw:text-style-name="P1" draw:layer="layout" svg:width="3.309cm" svg:height="0.962cm" svg:x="8.953cm" svg:y="4.916cm">
          <text:p text:style-name="P1"><text:span text:style-name="T1">tcpdump</text:span></text:p>
          <draw:enhanced-geometry svg:viewBox="0 0 21600 21600" draw:glue-points="10800 0 0 10800 10800 21600 21600 10800" draw:type="flowchart-process" draw:enhanced-path="M 0 0 L 21600 0 21600 21600 0 21600 0 0 Z N"/>
        </draw:custom-shape>
        <draw:custom-shape draw:style-name="gr19" draw:text-style-name="P1" draw:layer="layout" svg:width="1.699cm" svg:height="0.127cm" svg:x="7.202cm" svg:y="5.678cm">
          <text:p/>
          <draw:enhanced-geometry svg:viewBox="0 0 21600 21600" draw:glue-points="10800 0 0 10800 10800 21600 21600 10800" draw:type="flowchart-process"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00" draw:marker-start-width="0.305cm" draw:marker-start-center="false" draw:marker-end-width="0.305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635cm" fo:margin-bottom="0.635cm" fo:margin-left="0.635cm" fo:margin-right="0.635cm" fo:page-width="12.903cm" fo:page-height="14.7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shwin Rao</meta:initial-creator>
    <meta:creation-date>2013-05-22T10:37:38</meta:creation-date>
    <dc:date>2013-05-22T17:19:17</dc:date>
    <dc:creator>Ashwin Rao</dc:creator>
    <meta:editing-duration>PT1H51M57S</meta:editing-duration>
    <meta:editing-cycles>24</meta:editing-cycles>
    <meta:generator>LibreOffice/3.5$Linux_X86_64 LibreOffice_project/350m1$Build-2</meta:generator>
    <meta:document-statistic meta:object-count="40"/>
  </office:meta>
</office:document-meta>
</file>